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104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c1520" fo:padding-left="0.125in" fo:padding-right="0.0833in" fo:padding-top="0.0694in" fo:padding-bottom="0.0694in" fo:border-left="1.5pt solid #00d4ff" fo:border-right="none" fo:border-top="none" fo:border-bottom="none">
        <style:background-image/>
      </style:table-cell-properties>
    </style:style>
    <style:style style:name="Table2" style:family="table">
      <style:table-properties style:width="6.5in" fo:margin-left="0.0104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3" style:family="table">
      <style:table-properties style:width="6.5in" fo:margin-left="0.0104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4" style:family="table">
      <style:table-properties style:width="6.5in" fo:margin-left="0.0104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1.5271in"/>
    </style:style>
    <style:style style:name="Table5.B" style:family="table-column">
      <style:table-column-properties style:column-width="4.972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5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9438in"/>
    </style:style>
    <style:style style:name="Table6.B" style:family="table-column">
      <style:table-column-properties style:column-width="4.555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6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1.9438in"/>
    </style:style>
    <style:style style:name="Table7.B" style:family="table-column">
      <style:table-column-properties style:column-width="4.555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7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1.9438in"/>
    </style:style>
    <style:style style:name="Table8.B" style:family="table-column">
      <style:table-column-properties style:column-width="4.555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8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8.A10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1.9438in"/>
    </style:style>
    <style:style style:name="Table9.B" style:family="table-column">
      <style:table-column-properties style:column-width="4.5556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9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0" style:family="table">
      <style:table-properties style:width="6.5in" fo:margin-left="0.0104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11" style:family="table">
      <style:table-properties style:width="6.5in" fo:margin-left="0.0104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12" style:family="table">
      <style:table-properties style:width="6.5in" fo:margin-left="0.0104in" fo:margin-top="0in" fo:margin-bottom="0in" table:align="left" style:writing-mode="page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13" style:family="table">
      <style:table-properties style:width="6.5in" fo:margin-left="0.0007in" fo:margin-top="0in" fo:margin-bottom="0in" table:align="left" style:writing-mode="page"/>
    </style:style>
    <style:style style:name="Table13.A" style:family="table-column">
      <style:table-column-properties style:column-width="2.2222in"/>
    </style:style>
    <style:style style:name="Table13.B" style:family="table-column">
      <style:table-column-properties style:column-width="4.277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3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4" style:family="table">
      <style:table-properties style:width="6.5in" fo:margin-left="0.0007in" fo:margin-top="0in" fo:margin-bottom="0in" table:align="left" style:writing-mode="page"/>
    </style:style>
    <style:style style:name="Table14.A" style:family="table-column">
      <style:table-column-properties style:column-width="1.8056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4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5" style:family="table">
      <style:table-properties style:width="6.5in" fo:margin-left="0.0007in" fo:margin-top="0in" fo:margin-bottom="0in" table:align="left" style:writing-mode="page"/>
    </style:style>
    <style:style style:name="Table15.A" style:family="table-column">
      <style:table-column-properties style:column-width="1.2493in"/>
    </style:style>
    <style:style style:name="Table15.B" style:family="table-column">
      <style:table-column-properties style:column-width="5.2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5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6" style:family="table">
      <style:table-properties style:width="6.5in" fo:margin-left="0.0007in" fo:margin-top="0in" fo:margin-bottom="0in" table:align="left" style:writing-mode="page"/>
    </style:style>
    <style:style style:name="Table16.A" style:family="table-column">
      <style:table-column-properties style:column-width="1.9438in"/>
    </style:style>
    <style:style style:name="Table16.B" style:family="table-column">
      <style:table-column-properties style:column-width="4.5556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6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7" style:family="table">
      <style:table-properties style:width="6.5in" fo:margin-left="0.0104in" fo:margin-top="0in" fo:margin-bottom="0in" table:align="left" style:writing-mode="page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18" style:family="table">
      <style:table-properties style:width="6.5in" fo:margin-left="0.0007in" fo:margin-top="0in" fo:margin-bottom="0in" table:align="left" style:writing-mode="page"/>
    </style:style>
    <style:style style:name="Table18.A" style:family="table-column">
      <style:table-column-properties style:column-width="1.5271in"/>
    </style:style>
    <style:style style:name="Table18.B" style:family="table-column">
      <style:table-column-properties style:column-width="4.9722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8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9" style:family="table">
      <style:table-properties style:width="6.5in" fo:margin-left="0.0007in" fo:margin-top="0in" fo:margin-bottom="0in" table:align="left" style:writing-mode="page"/>
    </style:style>
    <style:style style:name="Table19.A" style:family="table-column">
      <style:table-column-properties style:column-width="1.5271in"/>
    </style:style>
    <style:style style:name="Table19.B" style:family="table-column">
      <style:table-column-properties style:column-width="4.9722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9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0" style:family="table">
      <style:table-properties style:width="6.5in" fo:margin-left="0.0104in" fo:margin-top="0in" fo:margin-bottom="0in" table:align="left" style:writing-mode="page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21" style:family="table">
      <style:table-properties style:width="6.5in" fo:margin-left="0.0007in" fo:margin-top="0in" fo:margin-bottom="0in" table:align="left" style:writing-mode="page"/>
    </style:style>
    <style:style style:name="Table21.A" style:family="table-column">
      <style:table-column-properties style:column-width="2.3604in"/>
    </style:style>
    <style:style style:name="Table21.B" style:family="table-column">
      <style:table-column-properties style:column-width="4.1389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1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2" style:family="table">
      <style:table-properties style:width="6.5in" fo:margin-left="0.0007in" fo:margin-top="0in" fo:margin-bottom="0in" table:align="left" style:writing-mode="page"/>
    </style:style>
    <style:style style:name="Table22.A" style:family="table-column">
      <style:table-column-properties style:column-width="1.2493in"/>
    </style:style>
    <style:style style:name="Table22.B" style:family="table-column">
      <style:table-column-properties style:column-width="5.2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2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3" style:family="table">
      <style:table-properties style:width="6.5in" fo:margin-left="0.0007in" fo:margin-top="0in" fo:margin-bottom="0in" table:align="left" style:writing-mode="page"/>
    </style:style>
    <style:style style:name="Table23.A" style:family="table-column">
      <style:table-column-properties style:column-width="2.4993in"/>
    </style:style>
    <style:style style:name="Table23.B" style:family="table-column">
      <style:table-column-properties style:column-width="4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3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P1" style:family="paragraph" style:parent-style-name="Heading_20_1">
      <style:paragraph-properties fo:margin-top="0in" fo:margin-bottom="0.111in" style:contextual-spacing="false" fo:break-before="page"/>
    </style:style>
    <style:style style:name="P2" style:family="paragraph" style:parent-style-name="Heading_20_1">
      <style:paragraph-properties fo:margin-top="0.278in" fo:margin-bottom="0.111in" style:contextual-spacing="false"/>
    </style:style>
    <style:style style:name="P3" style:family="paragraph" style:parent-style-name="List_20_Paragraph" style:list-style-name="WWNum2">
      <style:paragraph-properties fo:margin-top="0.0209in" fo:margin-bottom="0.0209in" style:contextual-spacing="false"/>
    </style:style>
    <style:style style:name="P4" style:family="paragraph" style:parent-style-name="List_20_Paragraph" style:list-style-name="WWNum3">
      <style:paragraph-properties fo:margin-top="0.0209in" fo:margin-bottom="0.0209in" style:contextual-spacing="false"/>
    </style:style>
    <style:style style:name="P5" style:family="paragraph" style:parent-style-name="List_20_Paragraph" style:list-style-name="WWNum3">
      <style:paragraph-properties fo:margin-top="0.0346in" fo:margin-bottom="0.0346in" style:contextual-spacing="false"/>
    </style:style>
    <style:style style:name="P6" style:family="paragraph" style:parent-style-name="Standard">
      <style:paragraph-properties fo:margin-top="0.5555in" fo:margin-bottom="0.028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8" style:family="paragraph" style:parent-style-name="Standard">
      <style:paragraph-properties fo:margin-top="0.0209in" fo:margin-bottom="0.0209in" style:contextual-spacing="false" fo:text-align="center" style:justify-single-word="false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10" style:family="paragraph" style:parent-style-name="Standard">
      <style:paragraph-properties fo:margin-top="0.1665in" fo:margin-bottom="0.0555in" style:contextual-spacing="false"/>
    </style:style>
    <style:style style:name="P11" style:family="paragraph" style:parent-style-name="Standard">
      <style:paragraph-properties fo:margin-top="0.028in" fo:margin-bottom="0.028in" style:contextual-spacing="false"/>
    </style:style>
    <style:style style:name="P12" style:family="paragraph" style:parent-style-name="Standard">
      <style:paragraph-properties fo:margin-top="0.139in" fo:margin-bottom="0in" style:contextual-spacing="false"/>
    </style:style>
    <style:style style:name="P13" style:family="paragraph" style:parent-style-name="Standard">
      <style:paragraph-properties fo:margin-top="0.0835in" fo:margin-bottom="0in" style:contextual-spacing="false"/>
    </style:style>
    <style:style style:name="P14" style:family="paragraph" style:parent-style-name="Standard">
      <style:paragraph-properties fo:margin-top="0.0555in" fo:margin-bottom="0in" style:contextual-spacing="false"/>
    </style:style>
    <style:style style:name="P15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51pt solid #1e2d47"/>
    </style:style>
    <style:style style:name="T1" style:family="text">
      <style:text-properties fo:color="#00d4ff" loext:opacity="100%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2" style:family="text">
      <style:text-properties fo:color="#00d4ff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3" style:family="text">
      <style:text-properties fo:color="#00d4ff" loext:opacity="100%" style:font-name="Arial" fo:font-size="10pt" style:font-name-asian="Arial2" style:font-size-asian="10pt" style:font-name-complex="Arial2" style:font-size-complex="10pt"/>
    </style:style>
    <style:style style:name="T4" style:family="text">
      <style:text-properties fo:color="#00d4ff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5" style:family="text">
      <style:text-properties fo:color="#e4f0ff" loext:opacity="100%" style:font-name="Arial" fo:font-size="14pt" style:font-name-asian="Arial2" style:font-size-asian="14pt" style:font-name-complex="Arial2" style:font-size-complex="14pt"/>
    </style:style>
    <style:style style:name="T6" style:family="text">
      <style:text-properties fo:color="#e4f0ff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color="#e4f0ff" loext:opacity="100%" style:font-name="Arial" fo:font-size="10pt" style:font-name-asian="Arial2" style:font-size-asian="10pt" style:font-name-complex="Arial2" style:font-size-complex="10pt"/>
    </style:style>
    <style:style style:name="T8" style:family="text">
      <style:text-properties fo:color="#e4f0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b0bdd0" loext:opacity="100%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b0bdd0" loext:opacity="100%" style:font-name="Arial" fo:font-size="11pt" style:font-name-asian="Arial2" style:font-size-asian="11pt" style:font-name-complex="Arial2" style:font-size-complex="11pt"/>
    </style:style>
    <style:style style:name="T11" style:family="text">
      <style:text-properties fo:color="#00e87a" loext:opacity="100%" style:font-name="Arial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12" style:family="text">
      <style:text-properties fo:color="#3a4f6a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⚡ CRYPTO SCALP SCANNER</text:span></text:p>
      <text:p text:style-name="P7"><text:span text:style-name="T5">Complete User Guide &amp; Reference — v2.4.2</text:span></text:p>
      <text:p text:style-name="P8"><text:span text:style-name="T9">▸ Real-time Binance scanner for sub-$1 coins with multi-indicator scoring</text:span></text:p>
      <text:p text:style-name="P8"><text:span text:style-name="T9">▸ Live trading with market BUY, OCO stop-loss, and WebSocket real-time prices</text:span></text:p>
      <text:p text:style-name="P8"><text:span text:style-name="T9">▸ Trade Safety System — 8 individually toggleable protection rules <text:s/>[UPDATED v2.4.2]</text:span></text:p>
      <text:p text:style-name="P8"><text:span text:style-name="T9">▸ Alerts tab right-click context menu — BUY / Binance / TradingView <text:s/>[NEW v2.4.2]</text:span></text:p>
      <text:p text:style-name="P8"><text:span text:style-name="T9">▸ PRE-BREAKOUT signal — early detection before price spikes</text:span></text:p>
      <text:p text:style-name="P8"><text:span text:style-name="T9">▸ Signal Audit Log — full CSV logging for analysis and improvement</text:span></text:p>
      <text:p text:style-name="P8"><text:span text:style-name="T9">▸ Multi-channel alerts: Sound · Desktop · Telegram · WhatsApp</text:span></text:p>
      <text:p text:style-name="P8"><text:span text:style-name="T9">▸ Runs on Linux · Windows · macOS</text:span></text:p>
      <text:p text:style-name="Standard"/>
      <text:h text:style-name="P1" text:outline-level="1"><text:span text:style-name="T2">Table of Contents</text:span></text:h>
      <text:list text:style-name="WWNum2">
        <text:list-item text:start-value="1">
          <text:p text:style-name="P3"><text:span text:style-name="T3">1. Installation</text:span></text:p>
        </text:list-item>
        <text:list-item>
          <text:p text:style-name="P3"><text:span text:style-name="T3">2. Tab 1 — Scanner</text:span></text:p>
        </text:list-item>
        <text:list-item>
          <text:p text:style-name="P3"><text:span text:style-name="T3">3. Tab 2 — Top Picks</text:span></text:p>
        </text:list-item>
        <text:list-item>
          <text:p text:style-name="P3"><text:span text:style-name="T3">4. Tab 3 — Config</text:span></text:p>
        </text:list-item>
        <text:list-item>
          <text:p text:style-name="P3"><text:span text:style-name="T3">5. Tab 4 — Alerts</text:span></text:p>
        </text:list-item>
        <text:list-item>
          <text:p text:style-name="P3"><text:span text:style-name="T3">6. Tab 5 — Trades</text:span></text:p>
        </text:list-item>
        <text:list-item>
          <text:p text:style-name="P3"><text:span text:style-name="T3">7. Live Trading</text:span></text:p>
        </text:list-item>
        <text:list-item>
          <text:p text:style-name="P3"><text:span text:style-name="T3">8. Trade Safety System <text:s/>[UPDATED v2.4.2]</text:span></text:p>
        </text:list-item>
        <text:list-item>
          <text:p text:style-name="P3"><text:span text:style-name="T3">9. PRE-BREAKOUT Signal</text:span></text:p>
        </text:list-item>
        <text:list-item>
          <text:p text:style-name="P3"><text:span text:style-name="T3">10. WebSocket Live Prices</text:span></text:p>
        </text:list-item>
        <text:list-item>
          <text:p text:style-name="P3"><text:span text:style-name="T3">11. Signal Audit Log</text:span></text:p>
        </text:list-item>
        <text:list-item>
          <text:p text:style-name="P3"><text:span text:style-name="T3">11b. Outcome Tracking</text:span></text:p>
        </text:list-item>
        <text:list-item>
          <text:p text:style-name="P3"><text:span text:style-name="T3">12. How Scoring Works</text:span></text:p>
        </text:list-item>
        <text:list-item>
          <text:p text:style-name="P3"><text:span text:style-name="T3">13. Full Workflow Example</text:span></text:p>
        </text:list-item>
        <text:list-item>
          <text:p text:style-name="P3"><text:span text:style-name="T3">14. Keyboard &amp; Mouse Shortcuts</text:span></text:p>
        </text:list-item>
      </text:list>
      <text:p text:style-name="Standard"/>
      <text:h text:style-name="P1" text:outline-level="1"><text:span text:style-name="T2">1 — Installation</text:span></text:h>
      <text:p text:style-name="P10"><text:span text:style-name="T6">Step 1: Install Python dependencie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9">pip install PyQt6 requests websocket-client</text:span></text:p>
          </table:table-cell>
        </table:table-row>
      </table:table>
      <text:p text:style-name="P11"><text:span text:style-name="T10">On Arch/CachyOS, add --break-system-packages to the pip command.</text:span></text:p>
      <text:p text:style-name="P10"><text:span text:style-name="T6">Step 2: Run the application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9">python crypto_scanner.py</text:span></text:p>
          </table:table-cell>
        </table:table-row>
      </table:table>
      <text:p text:style-name="P10"><text:span text:style-name="T6">Step 3: Or build a standalone binary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9">./push_release.sh</text:span></text:p>
          </table:table-cell>
        </table:table-row>
      </table:table>
      <text:p text:style-name="P11"><text:span text:style-name="T10">Builds for Linux/Windows/macOS via GitHub Actions. Binary lives in binary/ directory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9">💡 No API key needed for scanning. API keys are only required for placing live trades.</text:span></text:p>
          </table:table-cell>
        </table:table-row>
      </table:table>
      <text:p text:style-name="P12"/>
      <text:h text:style-name="P2" text:outline-level="1"><text:span text:style-name="T2">2 — Tab 1: Scanner</text:span></text:h>
      <text:p text:style-name="P11"><text:span text:style-name="T10">The Scanner table is the engine room. A scan runs automatically every 30 seconds. Hit ⚡ for an immediate scan.</text:span></text:p>
      <text:p text:style-name="P10"><text:span text:style-name="T6">Signal Badges</text:span></text:p>
      <text:list text:continue-numbering="true" text:style-name="WWNum2">
        <text:list-item>
          <text:p text:style-name="P3"><text:span text:style-name="T9">PRE-BREAKOUT (orange) — early warning before a price spike</text:span></text:p>
        </text:list-item>
        <text:list-item>
          <text:p text:style-name="P3"><text:span text:style-name="T9">STRONG BUY (green) — all indicators aligned for a long</text:span></text:p>
        </text:list-item>
        <text:list-item>
          <text:p text:style-name="P3"><text:span text:style-name="T9">BUY (green) — majority of indicators favour long</text:span></text:p>
        </text:list-item>
        <text:list-item>
          <text:p text:style-name="P3"><text:span text:style-name="T9">NEUTRAL — no clear edge, skip this coin</text:span></text:p>
        </text:list-item>
        <text:list-item>
          <text:p text:style-name="P3"><text:span text:style-name="T9">STRONG SELL / SELL (red) — indicators favour selling</text:span></text:p>
        </text:list-item>
      </text:list>
      <text:p text:style-name="P13"/>
      <text:p text:style-name="P10"><text:span text:style-name="T6">Column Reference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4">Column</text:span></text:p>
          </table:table-cell>
          <table:table-cell table:style-name="Table5.A1" office:value-type="string">
            <text:p text:style-name="Standard"><text:span text:style-name="T4">Descriptio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YMBOL</text:span></text:p>
          </table:table-cell>
          <table:table-cell table:style-name="Table5.A2" office:value-type="string">
            <text:p text:style-name="Standard"><text:span text:style-name="T9">Trading pair nam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RICE</text:span></text:p>
          </table:table-cell>
          <table:table-cell table:style-name="Table5.A2" office:value-type="string">
            <text:p text:style-name="Standard"><text:span text:style-name="T9">Current price updated via WebSocke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24H%</text:span></text:p>
          </table:table-cell>
          <table:table-cell table:style-name="Table5.A2" office:value-type="string">
            <text:p text:style-name="Standard"><text:span text:style-name="T9">24-hour price change — green up, red dow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RSI</text:span></text:p>
          </table:table-cell>
          <table:table-cell table:style-name="Table5.A2" office:value-type="string">
            <text:p text:style-name="Standard"><text:span text:style-name="T9">14-period Relative Strength Index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TRSI</text:span></text:p>
          </table:table-cell>
          <table:table-cell table:style-name="Table5.A2" office:value-type="string">
            <text:p text:style-name="Standard"><text:span text:style-name="T9">Stochastic RSI — faster oscillator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MACD</text:span></text:p>
          </table:table-cell>
          <table:table-cell table:style-name="Table5.A2" office:value-type="string">
            <text:p text:style-name="Standard"><text:span text:style-name="T9">Histogram — ▲ rising (bullish) / ▼ falling (bearish)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BB%</text:span></text:p>
          </table:table-cell>
          <table:table-cell table:style-name="Table5.A2" office:value-type="string">
            <text:p text:style-name="Standard"><text:span text:style-name="T9">Bollinger Band position — 0%=bottom, 100%=top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IGNAL</text:span></text:p>
          </table:table-cell>
          <table:table-cell table:style-name="Table5.A2" office:value-type="string">
            <text:p text:style-name="Standard"><text:span text:style-name="T9">Confluence signal badg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OT%</text:span></text:p>
          </table:table-cell>
          <table:table-cell table:style-name="Table5.A2" office:value-type="string">
            <text:p text:style-name="Standard"><text:span text:style-name="T9">Estimated profit potential to resistance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Standard"><text:span text:style-name="T7">EXP%</text:span></text:p>
          </table:table-cell>
          <table:table-cell table:style-name="Table5.A2" office:value-type="string">
            <text:p text:style-name="Standard"><text:span text:style-name="T9">Expected price move based on ATR + BB width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L/S</text:span></text:p>
          </table:table-cell>
          <table:table-cell table:style-name="Table5.A2" office:value-type="string">
            <text:p text:style-name="Standard"><text:span text:style-name="T9">Long score / Short scor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ATTERN</text:span></text:p>
          </table:table-cell>
          <table:table-cell table:style-name="Table5.A2" office:value-type="string">
            <text:p text:style-name="Standard"><text:span text:style-name="T9">Detected candlestick patter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CHART</text:span></text:p>
          </table:table-cell>
          <table:table-cell table:style-name="Table5.A2" office:value-type="string">
            <text:p text:style-name="Standard"><text:span text:style-name="T9">Live sparkline mini-char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1H</text:span></text:p>
          </table:table-cell>
          <table:table-cell table:style-name="Table5.A2" office:value-type="string">
            <text:p text:style-name="Standard"><text:span text:style-name="T9">1-hour trend direction ↑↓→</text:span></text:p>
          </table:table-cell>
        </table:table-row>
      </table:table>
      <text:p text:style-name="P13"/>
      <text:p text:style-name="P10"><text:span text:style-name="T6">Right-click Menu</text:span></text:p>
      <text:list text:continue-numbering="true" text:style-name="WWNum2">
        <text:list-item>
          <text:p text:style-name="P3"><text:span text:style-name="T9">📈 BUY {coin} — open a buy trade (requires API key)</text:span></text:p>
        </text:list-item>
        <text:list-item>
          <text:p text:style-name="P3"><text:span text:style-name="T9">📉 SELL (coming soon — margin trading)</text:span></text:p>
        </text:list-item>
        <text:list-item>
          <text:p text:style-name="P3"><text:span text:style-name="T9">🔍 View Details — full indicator breakdown popup</text:span></text:p>
        </text:list-item>
        <text:list-item>
          <text:p text:style-name="P3"><text:span text:style-name="T9">🌐 Open on Binance — 5m chart in configured browser</text:span></text:p>
        </text:list-item>
        <text:list-item>
          <text:p text:style-name="P3"><text:span text:style-name="T9">📊 Open on TradingView — opens in configured browser</text:span></text:p>
        </text:list-item>
      </text:list>
      <text:p text:style-name="P12"/>
      <text:h text:style-name="P2" text:outline-level="1"><text:span text:style-name="T2">3 — Tab 2: Top Picks</text:span></text:h>
      <text:p text:style-name="P11"><text:span text:style-name="T10">Top Picks shows the best coins from the last scan as cards, grouped into three sections:</text:span></text:p>
      <text:list text:continue-numbering="true" text:style-name="WWNum2">
        <text:list-item>
          <text:p text:style-name="P3"><text:span text:style-name="T9">⚡ PRE-BREAKOUT — coins coiling before a potential spike (orange)</text:span></text:p>
        </text:list-item>
        <text:list-item>
          <text:p text:style-name="P3"><text:span text:style-name="T9">🟢 LONG CANDIDATES — STRONG BUY and BUY signals</text:span></text:p>
        </text:list-item>
        <text:list-item>
          <text:p text:style-name="P3"><text:span text:style-name="T9">🔴 SHORT CANDIDATES — STRONG SELL and SELL signals</text:span></text:p>
        </text:list-item>
      </text:list>
      <text:p text:style-name="P11"><text:span text:style-name="T10">Each card shows: entry price, SL, TP1, TP2, R/R ratio, and key indicators.</text:span></text:p>
      <text:p text:style-name="P12"/>
      <text:h text:style-name="P2" text:outline-level="1"><text:span text:style-name="T2">4 — Tab 3: Config</text:span></text:h>
      <text:p text:style-name="P11"><text:span text:style-name="T10">The Config tab is arranged in a 2-column grid. Settings save automatically on app close.</text:span></text:p>
      <text:p text:style-name="P10"><text:span text:style-name="T6">SCAN FILTERS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Standard"><text:span text:style-name="T4">Setting</text:span></text:p>
          </table:table-cell>
          <table:table-cell table:style-name="Table6.A1" office:value-type="string">
            <text:p text:style-name="Standard"><text:span text:style-name="T4">Default / Descriptio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Max Price ($)</text:span></text:p>
          </table:table-cell>
          <table:table-cell table:style-name="Table6.A2" office:value-type="string">
            <text:p text:style-name="Standard"><text:span text:style-name="T9">$1.00 — only scan coins below this price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Min Volume (USDT)</text:span></text:p>
          </table:table-cell>
          <table:table-cell table:style-name="Table6.A2" office:value-type="string">
            <text:p text:style-name="Standard"><text:span text:style-name="T9">$1,000,000 — minimum 24h volume for liquidity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Interval</text:span></text:p>
          </table:table-cell>
          <table:table-cell table:style-name="Table6.A2" office:value-type="string">
            <text:p text:style-name="Standard"><text:span text:style-name="T9">5m — candle timeframe (5m optimal for scalping)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Top N Coins</text:span></text:p>
          </table:table-cell>
          <table:table-cell table:style-name="Table6.A2" office:value-type="string">
            <text:p text:style-name="Standard"><text:span text:style-name="T9">30 — how many coins to analyse per sca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Candles to Fetch</text:span></text:p>
          </table:table-cell>
          <table:table-cell table:style-name="Table6.A2" office:value-type="string">
            <text:p text:style-name="Standard"><text:span text:style-name="T9">50 — lookback window for indicator calculation</text:span></text:p>
          </table:table-cell>
        </table:table-row>
      </table:table>
      <text:p text:style-name="P13"/>
      <text:p text:style-name="P10"><text:span text:style-name="T6">RISK MANAGEMENT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4">Setting</text:span></text:p>
          </table:table-cell>
          <table:table-cell table:style-name="Table7.A1" office:value-type="string">
            <text:p text:style-name="Standard"><text:span text:style-name="T4">Default / Description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Stop Loss %</text:span></text:p>
          </table:table-cell>
          <table:table-cell table:style-name="Table7.A2" office:value-type="string">
            <text:p text:style-name="Standard"><text:span text:style-name="T9">3% — default SL distance from entry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Take Profit %</text:span></text:p>
          </table:table-cell>
          <table:table-cell table:style-name="Table7.A2" office:value-type="string">
            <text:p text:style-name="Standard"><text:span text:style-name="T9">5% — default TP1 — R/R = TP÷SL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TP2 % (extended)</text:span></text:p>
          </table:table-cell>
          <table:table-cell table:style-name="Table7.A2" office:value-type="string">
            <text:p text:style-name="Standard"><text:span text:style-name="T9">10% — extended target for runners</text:span></text:p>
          </table:table-cell>
        </table:table-row>
      </table:table>
      <text:p text:style-name="P13"/>
      <text:p text:style-name="P10"><text:span text:style-name="T6">TRADE SAFETY</text:span><text:span text:style-name="T11"> <text:s/>UPDATED v2.4.2</text:span></text:p>
      <text:p text:style-name="P11"><text:span text:style-name="T10">8 individually toggleable rules. Three new rules added in v2.4.2 based on live trade post-mortem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4">Rule</text:span></text:p>
          </table:table-cell>
          <table:table-cell table:style-name="Table8.A1" office:value-type="string">
            <text:p text:style-name="Standard"><text:span text:style-name="T4">Default / Description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Signal persistence</text:span></text:p>
          </table:table-cell>
          <table:table-cell table:style-name="Table8.A2" office:value-type="string">
            <text:p text:style-name="Standard"><text:span text:style-name="T9">ON — signal must hold 2+ consecutive scans. Eliminates 40-50% of false entries.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BTC trend check</text:span></text:p>
          </table:table-cell>
          <table:table-cell table:style-name="Table8.A2" office:value-type="string">
            <text:p text:style-name="Standard"><text:span text:style-name="T9">ON — skip if BTC dropping &gt; 2%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BTC drop cooldown</text:span></text:p>
          </table:table-cell>
          <table:table-cell table:style-name="Table8.A2" office:value-type="string">
            <text:p text:style-name="Standard"><text:span text:style-name="T9">ON · 60 min — after BTC drop triggers, block new LONGs for 60 min. Lifts early on 1.5% BTC recovery. <text:s/>[NEW v2.4.2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1h trend freshness</text:span></text:p>
          </table:table-cell>
          <table:table-cell table:style-name="Table8.A2" office:value-type="string">
            <text:p text:style-name="Standard"><text:span text:style-name="T9">ON · 1.5% — if price is already &gt;1.5% below its 1h candle open, treat trend_1h='up' as stale and block LONG. <text:s/>[NEW v2.4.2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Per-symbol recovery</text:span></text:p>
          </table:table-cell>
          <table:table-cell table:style-name="Table8.A2" office:value-type="string">
            <text:p text:style-name="Standard"><text:span text:style-name="T9">ON · 1% — after a safety block fires, require 1% bounce from block price. Max 30 min lock. <text:s/>[NEW v2.4.2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Coin trend check</text:span></text:p>
          </table:table-cell>
          <table:table-cell table:style-name="Table8.A2" office:value-type="string">
            <text:p text:style-name="Standard"><text:span text:style-name="T9">ON — skip if coin down &gt; 5% in 24h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Max open trades</text:span></text:p>
          </table:table-cell>
          <table:table-cell table:style-name="Table8.A2" office:value-type="string">
            <text:p text:style-name="Standard"><text:span text:style-name="T9">ON · 3 — hard limit on concurrent position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Daily loss limit</text:span></text:p>
          </table:table-cell>
          <table:table-cell table:style-name="Table8.A2" office:value-type="string">
            <text:p text:style-name="Standard"><text:span text:style-name="T9">ON · $100 — circuit breaker, resets each day</text:span></text:p>
          </table:table-cell>
        </table:table-row>
        <table:table-row table:style-name="Table8.1">
          <table:table-cell table:style-name="Table8.A10" table:number-columns-spanned="2" office:value-type="string">
            <text:p text:style-name="Standard"><text:span text:style-name="T9">💡 When a safety rule blocks a trade, a dialog explains why and offers an override. You are always in control.</text:span></text:p>
          </table:table-cell>
          <table:covered-table-cell/>
        </table:table-row>
      </table:table>
      <text:p text:style-name="P12"/>
      <text:h text:style-name="P2" text:outline-level="1"><text:soft-page-break/><text:span text:style-name="T2">5 — Tab 4: Alerts</text:span></text:h>
      <text:p text:style-name="P11"><text:span text:style-name="T10">The Alerts tab has two sub-tabs: Alerts (history) and Settings.</text:span></text:p>
      <text:p text:style-name="P10"><text:span text:style-name="T6">📋 Alerts Sub-tab — Alert History</text:span></text:p>
      <text:p text:style-name="P11"><text:span text:style-name="T10">Shows all fired alerts in a table with columns: TIME, SYMBOL, SIGNAL, DETAILS, PRICE.</text:span></text:p>
      <text:list text:continue-numbering="true" text:style-name="WWNum2">
        <text:list-item>
          <text:p text:style-name="P3"><text:span text:style-name="T9">Latest alert always at top — newest first</text:span></text:p>
        </text:list-item>
        <text:list-item>
          <text:p text:style-name="P3"><text:span text:style-name="T9">Last 20 alerts saved and restored between app restarts</text:span></text:p>
        </text:list-item>
        <text:list-item>
          <text:p text:style-name="P3"><text:span text:style-name="T9">Count badge on tab updates live: Alerts (5)</text:span></text:p>
        </text:list-item>
        <text:list-item>
          <text:p text:style-name="P3"><text:span text:style-name="T9">Auto-switches to this tab when a new alert fires</text:span></text:p>
        </text:list-item>
        <text:list-item>
          <text:p text:style-name="P3"><text:span text:style-name="T9">Clear Log button to reset history</text:span></text:p>
        </text:list-item>
      </text:list>
      <text:p text:style-name="P14"/>
      <text:p text:style-name="P10"><text:span text:style-name="T6">Right-click Alert Rows</text:span><text:span text:style-name="T11"> <text:s/>NEW v2.4.2</text:span></text:p>
      <text:p text:style-name="P11"><text:span text:style-name="T10">Right-click any row in the Alerts history table to get the same context menu as the Scanner tab:</text:span></text:p>
      <text:list xml:id="list42406850548499" text:continue-numbering="true" text:style-name="WWNum2">
        <text:list-item>
          <text:p text:style-name="P3"><text:span text:style-name="T9">📈 BUY {coin} — opens trade dialog pre-filled with symbol, signal, and alert price</text:span></text:p>
        </text:list-item>
        <text:list-item>
          <text:p text:style-name="P3"><text:span text:style-name="T9">🌐 Open on Binance — 5m chart in configured browser</text:span></text:p>
        </text:list-item>
        <text:list-item>
          <text:p text:style-name="P3"><text:span text:style-name="T9">📊 Open on TradingView — TradingView chart in configured browser</text:span></text:p>
        </text:list-item>
      </text:list>
      <text:p text:style-name="P14"/>
      <text:p text:style-name="P10"><text:span text:style-name="T6">⚙ Settings Sub-tab — Alert Filters</text:span></text:p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Standard"><text:span text:style-name="T4">Filter</text:span></text:p>
          </table:table-cell>
          <table:table-cell table:style-name="Table9.A1" office:value-type="string">
            <text:p text:style-name="Standard"><text:span text:style-name="T4">Default / Descriptio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Scan interval</text:span></text:p>
          </table:table-cell>
          <table:table-cell table:style-name="Table9.A2" office:value-type="string">
            <text:p text:style-name="Standard"><text:span text:style-name="T9">30s — how often background scan ru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imum signal</text:span></text:p>
          </table:table-cell>
          <table:table-cell table:style-name="Table9.A2" office:value-type="string">
            <text:p text:style-name="Standard"><text:span text:style-name="T9">STRONG BUY — only alert for this or stronger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Potential %</text:span></text:p>
          </table:table-cell>
          <table:table-cell table:style-name="Table9.A2" office:value-type="string">
            <text:p text:style-name="Standard"><text:span text:style-name="T9">40% — only alert if POT% meets threshold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Exp Move %</text:span></text:p>
          </table:table-cell>
          <table:table-cell table:style-name="Table9.A2" office:value-type="string">
            <text:p text:style-name="Standard"><text:span text:style-name="T9">3% — only alert if expected move is significant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ax RSI</text:span></text:p>
          </table:table-cell>
          <table:table-cell table:style-name="Table9.A2" office:value-type="string">
            <text:p text:style-name="Standard"><text:span text:style-name="T9">70 — skip overbought coi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ax BB%</text:span></text:p>
          </table:table-cell>
          <table:table-cell table:style-name="Table9.A2" office:value-type="string">
            <text:p text:style-name="Standard"><text:span text:style-name="T9">80% — skip coins near top of BB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ADR %</text:span></text:p>
          </table:table-cell>
          <table:table-cell table:style-name="Table9.A2" office:value-type="string">
            <text:p text:style-name="Standard"><text:span text:style-name="T9">0.5% — skip flat coi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Vol Ratio</text:span></text:p>
          </table:table-cell>
          <table:table-cell table:style-name="Table9.A2" office:value-type="string">
            <text:p text:style-name="Standard"><text:span text:style-name="T9">0.8x — blocks 70-80% of false alert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Block Downtrend</text:span></text:p>
          </table:table-cell>
          <table:table-cell table:style-name="Table9.A2" office:value-type="string">
            <text:p text:style-name="Standard"><text:span text:style-name="T9">ON — skip alerts when pattern shows Downtrend ↓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Post-spike cooldown</text:span></text:p>
          </table:table-cell>
          <table:table-cell table:style-name="Table9.A2" office:value-type="string">
            <text:p text:style-name="Standard"><text:span text:style-name="T9">ON 15% — coin spiked &gt;15% in 3h → silence 2h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Per-coin cooldown</text:span></text:p>
          </table:table-cell>
          <table:table-cell table:style-name="Table9.A2" office:value-type="string">
            <text:p text:style-name="Standard"><text:span text:style-name="T9">30 min — same coin can't alert again for 30 mi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Require MACD rising</text:span></text:p>
          </table:table-cell>
          <table:table-cell table:style-name="Table9.A2" office:value-type="string">
            <text:p text:style-name="Standard"><text:span text:style-name="T9">OFF — optional: only alert if momentum building</text:span></text:p>
          </table:table-cell>
        </table:table-row>
      </table:table>
      <text:p text:style-name="P12"/>
      <text:h text:style-name="P2" text:outline-level="1"><text:span text:style-name="T2">6 — Tab 5: Trades</text:span></text:h>
      <text:p text:style-name="P11"><text:span text:style-name="T10">All trades persist between sessions. Live P&amp;L updates via WebSocket in real-time.</text:span></text:p>
      <text:p text:style-name="P10"><text:span text:style-name="T6">Opening a Trade</text:span></text:p>
      <text:list xml:id="list2214722172" text:style-name="WWNum3">
        <text:list-item text:start-value="1">
          <text:p text:style-name="P4"><text:span text:style-name="T9">Find STRONG BUY signal in Scanner or Alerts tab</text:span></text:p>
        </text:list-item>
        <text:list-item>
          <text:p text:style-name="P4"><text:span text:style-name="T9">Right-click → BUY {coin}</text:span></text:p>
        </text:list-item>
        <text:list-item>
          <text:p text:style-name="P4"><text:span text:style-name="T9">Trade dialog opens with pre-filled entry, SL, TP</text:span></text:p>
        </text:list-item>
        <text:list-item>
          <text:p text:style-name="P4"><text:span text:style-name="T9">Use 25/50/75/100% quick-fill buttons for USDT amount</text:span></text:p>
        </text:list-item>
        <text:list-item>
          <text:p text:style-name="P4"><text:span text:style-name="T9">Confirm → market BUY placed on Binance → OCO stop-loss placed automatically</text:span></text:p>
        </text:list-item>
      </text:list>
      <text:p text:style-name="P13"/>
      <text:p text:style-name="P10"><text:span text:style-name="T6">Right-click Trades</text:span></text:p>
      <text:list xml:id="list42405802849150" text:continue-list="list42406850548499" text:style-name="WWNum2">
        <text:list-item>
          <text:p text:style-name="P3"><text:span text:style-name="T9">Close at current price — places market SELL, cancels OCO</text:span></text:p>
        </text:list-item>
        <text:list-item>
          <text:p text:style-name="P3"><text:span text:style-name="T9">Edit entry / SL / TP</text:span></text:p>
        </text:list-item>
        <text:list-item>
          <text:p text:style-name="P3"><text:span text:style-name="T9">Delete from journal</text:span></text:p>
        </text:list-item>
        <text:list-item>
          <text:p text:style-name="P3"><text:span text:style-name="T9">Open on Binance / Open on TradingView</text:span></text:p>
        </text:list-item>
      </text:list>
      <text:p text:style-name="P1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9">⚡ OCO stop-loss lives on Binance's servers — fires even if the app crashes, PC restarts, or internet drops.</text:span></text:p>
          </table:table-cell>
        </table:table-row>
      </table:table>
      <text:p text:style-name="P12"/>
      <text:h text:style-name="P2" text:outline-level="1"><text:span text:style-name="T2">7 — Live Trading</text:span>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9">⚠ Always test on testnet first. Run for at least 1-2 weeks before switching to live.</text:span></text:p>
          </table:table-cell>
        </table:table-row>
      </table:table>
      <text:p text:style-name="P10"><text:soft-page-break/><text:span text:style-name="T6">Switching to Live Mode</text:span></text:p>
      <text:list xml:id="list42406063858417" text:continue-list="list2214722172" text:style-name="WWNum3">
        <text:list-item>
          <text:p text:style-name="P4"><text:span text:style-name="T9">Config tab → BINANCE API → enter live keys</text:span></text:p>
        </text:list-item>
        <text:list-item>
          <text:p text:style-name="P4"><text:span text:style-name="T9">Click the green TESTNET button → confirm → turns red LIVE</text:span></text:p>
        </text:list-item>
        <text:list-item>
          <text:p text:style-name="P4"><text:span text:style-name="T9">Click Test Connection → verify your real balance shows</text:span></text:p>
        </text:list-item>
        <text:list-item>
          <text:p text:style-name="P4"><text:span text:style-name="T9">A red LIVE banner appears at the top of the window</text:span></text:p>
        </text:list-item>
        <text:list-item>
          <text:p text:style-name="P4"><text:span text:style-name="T9">Review Trade Safety settings before first live trade</text:span></text:p>
        </text:list-item>
      </text:list>
      <text:p text:style-name="P12"/>
      <text:p text:style-name="Standard"/>
      <text:h text:style-name="P1" text:outline-level="1"><text:span text:style-name="T2">8 — Trade Safety System <text:s/>[UPDATED v2.4.2]</text:span></text:h>
      <text:p text:style-name="P11"><text:span text:style-name="T10">Before any trade executes, all enabled safety rules are checked. If any fail, a dialog explains why and asks if you want to override.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9">Post-mortem context: On 2026-03-19, ENJUSDT was entered at 13:30 after the safety filter (BTC drop cooldown) reset too quickly. Price was already -3.4% below its 1h open with no base formed. SL hit at 14:26 for -5.01%. Three new rules in v2.4.2 directly address this scenario.</text:span></text:p>
          </table:table-cell>
        </table:table-row>
      </table:table>
      <text:p text:style-name="P14"/>
      <text:p text:style-name="P10"><text:span text:style-name="T6">Rules Summary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4">Rule</text:span></text:p>
          </table:table-cell>
          <table:table-cell table:style-name="Table13.A1" office:value-type="string">
            <text:p text:style-name="Standard"><text:span text:style-name="T4">Why It Matters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Signal persistence (2 scans)</text:span></text:p>
          </table:table-cell>
          <table:table-cell table:style-name="Table13.A2" office:value-type="string">
            <text:p text:style-name="Standard"><text:span text:style-name="T9">Most impactful — eliminates one-scan false signals. 40-50% reduction in false entrie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BTC trend check (&gt;2% drop)</text:span></text:p>
          </table:table-cell>
          <table:table-cell table:style-name="Table13.A2" office:value-type="string">
            <text:p text:style-name="Standard"><text:span text:style-name="T9">80% of altcoins follow BTC down regardless of their own signal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BTC drop cooldown (60 min) <text:s/>[NEW]</text:span></text:p>
          </table:table-cell>
          <table:table-cell table:style-name="Table13.A2" office:value-type="string">
            <text:p text:style-name="Standard"><text:span text:style-name="T9">Prevents re-entry mid-crash when the 24hr figure briefly recovers. Lifts early on 1.5% BTC recovery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1h trend freshness (1.5%) <text:s/>[NEW]</text:span></text:p>
          </table:table-cell>
          <table:table-cell table:style-name="Table13.A2" office:value-type="string">
            <text:p text:style-name="Standard"><text:span text:style-name="T9">Blocks entries where trend_1h='up' is stale due to EMA50 lag during intra-day drop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Per-symbol recovery gate (1%) <text:s/>[NEW]</text:span></text:p>
          </table:table-cell>
          <table:table-cell table:style-name="Table13.A2" office:value-type="string">
            <text:p text:style-name="Standard"><text:span text:style-name="T9">After a safety block, coin must bounce 1% before new LONG allowed. Max 30 min lock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Coin trend check (&gt;5% in 24h)</text:span></text:p>
          </table:table-cell>
          <table:table-cell table:style-name="Table13.A2" office:value-type="string">
            <text:p text:style-name="Standard"><text:span text:style-name="T9">Avoids entering coins already in a downtrend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Max open trades (3)</text:span></text:p>
          </table:table-cell>
          <table:table-cell table:style-name="Table13.A2" office:value-type="string">
            <text:p text:style-name="Standard"><text:span text:style-name="T9">Prevents overexposure across simultaneous position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Daily loss limit ($100)</text:span></text:p>
          </table:table-cell>
          <table:table-cell table:style-name="Table13.A2" office:value-type="string">
            <text:p text:style-name="Standard"><text:span text:style-name="T9">Circuit breaker — stops digging a deeper hole. Resets each day.</text:span></text:p>
          </table:table-cell>
        </table:table-row>
      </table:table>
      <text:p text:style-name="P12"/>
      <text:h text:style-name="P2" text:outline-level="1"><text:span text:style-name="T2">9 — PRE-BREAKOUT Signal</text:span></text:h>
      <text:p text:style-name="P11"><text:span text:style-name="T10">PRE-BREAKOUT fires before a coin moves — not after. It detects coins quietly coiling before a price spike.</text:span></text:p>
      <text:p text:style-name="P10"><text:span text:style-name="T6">All 4 conditions must be true simultaneously</text:span></text:p>
      <text:list text:continue-list="list42405802849150" text:style-name="WWNum2">
        <text:list-item>
          <text:p text:style-name="P3"><text:span text:style-name="T9">BB Width &lt; 5% — Bollinger Bands squeezed tight (price coiling like a spring)</text:span></text:p>
        </text:list-item>
        <text:list-item>
          <text:p text:style-name="P3"><text:span text:style-name="T9">Volume ≥ 1.5× average — unusual volume building quietly</text:span></text:p>
        </text:list-item>
        <text:list-item>
          <text:p text:style-name="P3"><text:span text:style-name="T9">RSI between 35-55 — recovering but not overbought (room to move up)</text:span></text:p>
        </text:list-item>
        <text:list-item>
          <text:p text:style-name="P3"><text:soft-page-break/><text:span text:style-name="T9">Price in bottom 25% of BB range — sitting at support (primed for a bounce)</text:span></text:p>
        </text:list-item>
      </text:list>
      <text:p text:style-name="P12"/>
      <text:h text:style-name="P2" text:outline-level="1"><text:span text:style-name="T2">10 — WebSocket Live Prices</text:span></text:h>
      <text:p text:style-name="P11"><text:span text:style-name="T10">After the first scan completes, the app connects to Binance WebSocket for real-time prices.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<text:span text:style-name="T4">What</text:span></text:p>
          </table:table-cell>
          <table:table-cell table:style-name="Table14.A1" office:value-type="string">
            <text:p text:style-name="Standard"><text:span text:style-name="T4">Detail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Live endpoint</text:span></text:p>
          </table:table-cell>
          <table:table-cell table:style-name="Table14.A2" office:value-type="string">
            <text:p text:style-name="Standard"><text:span text:style-name="T9">wss://stream.binance.com:9443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Testnet endpoint</text:span></text:p>
          </table:table-cell>
          <table:table-cell table:style-name="Table14.A2" office:value-type="string">
            <text:p text:style-name="Standard"><text:span text:style-name="T9">wss://stream.testnet.binance.vision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Status indicator</text:span></text:p>
          </table:table-cell>
          <table:table-cell table:style-name="Table14.A2" office:value-type="string">
            <text:p text:style-name="Standard"><text:span text:style-name="T9">⚡ WS label in status bar — green=connected, yellow=reconnecting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Per-trade streams</text:span></text:p>
          </table:table-cell>
          <table:table-cell table:style-name="Table14.A2" office:value-type="string">
            <text:p text:style-name="Standard"><text:span text:style-name="T9">Open trades subscribe to individual symbol streams (e.g. enjusdt@miniTicker)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Scanner stream</text:span></text:p>
          </table:table-cell>
          <table:table-cell table:style-name="Table14.A2" office:value-type="string">
            <text:p text:style-name="Standard"><text:span text:style-name="T9">All-market stream (!miniTicker@arr@3000ms) for scanner coins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REST fallback</text:span></text:p>
          </table:table-cell>
          <table:table-cell table:style-name="Table14.A2" office:value-type="string">
            <text:p text:style-name="Standard"><text:span text:style-name="T9">Always-on safety net — REST polling every 3s for open trade prices</text:span></text:p>
          </table:table-cell>
        </table:table-row>
      </table:table>
      <text:p text:style-name="P12"/>
      <text:h text:style-name="P2" text:outline-level="1"><text:span text:style-name="T2">11 — Signal Audit Log</text:span></text:h>
      <text:p text:style-name="P11"><text:span text:style-name="T10">Every scan writes a full CSV log with all coins and their indicator values.</text:span></text:p>
      <text:p text:style-name="P10"><text:span text:style-name="T6">File locations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4">OS</text:span></text:p>
          </table:table-cell>
          <table:table-cell table:style-name="Table15.A1" office:value-type="string">
            <text:p text:style-name="Standard"><text:span text:style-name="T4">Path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Linux</text:span></text:p>
          </table:table-cell>
          <table:table-cell table:style-name="Table15.A2" office:value-type="string">
            <text:p text:style-name="Standard"><text:span text:style-name="T9">~/.config/CryptoScalper/logs/signal_log_YYYY-MM-DD.csv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Windows</text:span></text:p>
          </table:table-cell>
          <table:table-cell table:style-name="Table15.A2" office:value-type="string">
            <text:p text:style-name="Standard"><text:span text:style-name="T9">%APPDATA%\CryptoScalper\logs\signal_log_YYYY-MM-DD.csv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macOS</text:span></text:p>
          </table:table-cell>
          <table:table-cell table:style-name="Table15.A2" office:value-type="string">
            <text:p text:style-name="Standard"><text:span text:style-name="T9">~/Library/Application Support/CryptoScalper/logs/signal_log_YYYY-MM-DD.csv</text:span></text:p>
          </table:table-cell>
        </table:table-row>
      </table:table>
      <text:p text:style-name="P14"/>
      <text:p text:style-name="P11"><text:span text:style-name="T10">A new file is created each day. Files older than 7 days are deleted automatically. Open via Config tab → Export Scan Results → 📋 Open Signal Log.</text:span></text:p>
      <text:p text:style-name="P12"><text:soft-page-break/></text:p>
      <text:h text:style-name="P2" text:outline-level="1"><text:span text:style-name="T2">11b — Outcome Tracking</text:span></text:h>
      <text:p text:style-name="P11"><text:span text:style-name="T10">After every alert fires, a background thread checks the price at 30 minutes, 1 hour, and 4 hours and writes results back to the signal log CSV.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Standard"><text:span text:style-name="T4">Column</text:span></text:p>
          </table:table-cell>
          <table:table-cell table:style-name="Table16.A1" office:value-type="string">
            <text:p text:style-name="Standard"><text:span text:style-name="T4">Description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30m / pct_30m</text:span></text:p>
          </table:table-cell>
          <table:table-cell table:style-name="Table16.A2" office:value-type="string">
            <text:p text:style-name="Standard"><text:span text:style-name="T9">Price and % change 30 minutes after alert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1h / pct_1h</text:span></text:p>
          </table:table-cell>
          <table:table-cell table:style-name="Table16.A2" office:value-type="string">
            <text:p text:style-name="Standard"><text:span text:style-name="T9">Price and % change 1 hour after alert (used for outcome)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4h / pct_4h</text:span></text:p>
          </table:table-cell>
          <table:table-cell table:style-name="Table16.A2" office:value-type="string">
            <text:p text:style-name="Standard"><text:span text:style-name="T9">Price and % change 4 hours after alert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outcome</text:span></text:p>
          </table:table-cell>
          <table:table-cell table:style-name="Table16.A2" office:value-type="string">
            <text:p text:style-name="Standard"><text:span text:style-name="T9">WIN (≥ +3% in 1h) / LOSS (≤ -2% in 1h) / FLAT (between)</text:span></text:p>
          </table:table-cell>
        </table:table-row>
      </table:table>
      <text:p text:style-name="P1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Standard"><text:span text:style-name="T9">💡 Config tab → Export Scan Results → 📊 Outcome Analysis. After 2 weeks of data you will know which coins and conditions win most often.</text:span></text:p>
          </table:table-cell>
        </table:table-row>
      </table:table>
      <text:p text:style-name="P12"/>
      <text:p text:style-name="Standard"/>
      <text:h text:style-name="P1" text:outline-level="1"><text:span text:style-name="T2">12 — How Scoring Works</text:span></text:h>
      <text:p text:style-name="P11"><text:span text:style-name="T10">Every coin is scored independently for LONG and SHORT. Pure deterministic rules — no machine learning, no black box.</text:span></text:p>
      <text:p text:style-name="P10"><text:span text:style-name="T6">Indicator Scoring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Standard"><text:span text:style-name="T4">Indicator</text:span></text:p>
          </table:table-cell>
          <table:table-cell table:style-name="Table18.A1" office:value-type="string">
            <text:p text:style-name="Standard"><text:span text:style-name="T4">Scoring Logic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RSI (14)</text:span></text:p>
          </table:table-cell>
          <table:table-cell table:style-name="Table18.A2" office:value-type="string">
            <text:p text:style-name="Standard"><text:span text:style-name="T9">LONG: &lt;25→+5 · &lt;30→+4 · &lt;35→+3 · &lt;40→+2 · &lt;45→+1 <text:s/>/ <text:s/>SHORT: &gt;75→+5 · &gt;70→+4 · &gt;65→+3 <text:s/>/ <text:s/>Max ±5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Stoch RSI</text:span></text:p>
          </table:table-cell>
          <table:table-cell table:style-name="Table18.A2" office:value-type="string">
            <text:p text:style-name="Standard"><text:span text:style-name="T9">LONG: &lt;20→+2 · &lt;40→+1 <text:s/>/ <text:s/>SHORT: &gt;80→+2 · &gt;60→+1 <text:s/>/ <text:s/>Max ±2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MACD</text:span></text:p>
          </table:table-cell>
          <table:table-cell table:style-name="Table18.A2" office:value-type="string">
            <text:p text:style-name="Standard"><text:span text:style-name="T9">LONG: Positive+rising→+3 · Positive stale→+1 <text:s/>/ <text:s/>SHORT: Negative+falling→+3 <text:s/>/ <text:s/>Max ±3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Bollinger Band</text:span></text:p>
          </table:table-cell>
          <table:table-cell table:style-name="Table18.A2" office:value-type="string">
            <text:p text:style-name="Standard"><text:span text:style-name="T9">LONG: pos&lt;10%→+3 · &lt;25%→+2 · &lt;40%→+1 <text:s/>/ <text:s/>SHORT: pos&gt;90%→+3 · &gt;75%→+2 <text:s/>/ <text:s/>Max ±3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Pattern</text:span></text:p>
          </table:table-cell>
          <table:table-cell table:style-name="Table18.A2" office:value-type="string">
            <text:p text:style-name="Standard"><text:span text:style-name="T9">LONG: Bullish→+2 · Bearish→-1 <text:s/>/ <text:s/>SHORT: Bearish→+2 · Bullish→-1 <text:s/>/ <text:s/>Max ±2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24h Momentum</text:span></text:p>
          </table:table-cell>
          <table:table-cell table:style-name="Table18.A2" office:value-type="string">
            <text:p text:style-name="Standard"><text:span text:style-name="T9">LONG: 24h&lt;-10%→+1 (bounce) <text:s/>/ <text:s/>SHORT: 24h&gt;15%→+2 · &gt;8%→+1 <text:s/>/ <text:s/>Max ±2</text:span></text:p>
          </table:table-cell>
        </table:table-row>
      </table:table>
      <text:p text:style-name="P13"/>
      <text:p text:style-name="P10"><text:span text:style-name="T6">Signal Thresholds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<text:span text:style-name="T4">Signal</text:span></text:p>
          </table:table-cell>
          <table:table-cell table:style-name="Table19.A1" office:value-type="string">
            <text:p text:style-name="Standard"><text:span text:style-name="T4">Conditions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TRONG BUY</text:span></text:p>
          </table:table-cell>
          <table:table-cell table:style-name="Table19.A2" office:value-type="string">
            <text:p text:style-name="Standard"><text:span text:style-name="T9">Long score ≥ 6 AND margin over Short ≥ 3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BUY</text:span></text:p>
          </table:table-cell>
          <table:table-cell table:style-name="Table19.A2" office:value-type="string">
            <text:p text:style-name="Standard"><text:span text:style-name="T9">Long score ≥ 3 AND margin ≥ 2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PRE-BREAKOUT</text:span></text:p>
          </table:table-cell>
          <table:table-cell table:style-name="Table19.A2" office:value-type="string">
            <text:p text:style-name="Standard"><text:span text:style-name="T9">BB squeeze + volume build + RSI 35-55 + price at support (separate logic)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TRONG SELL</text:span></text:p>
          </table:table-cell>
          <table:table-cell table:style-name="Table19.A2" office:value-type="string">
            <text:p text:style-name="Standard"><text:span text:style-name="T9">Short score ≥ 6 AND margin over Long ≥ 3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ELL</text:span></text:p>
          </table:table-cell>
          <table:table-cell table:style-name="Table19.A2" office:value-type="string">
            <text:p text:style-name="Standard"><text:span text:style-name="T9">Short score ≥ 3 AND margin ≥ 2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NEUTRAL</text:span></text:p>
          </table:table-cell>
          <table:table-cell table:style-name="Table19.A2" office:value-type="string">
            <text:p text:style-name="Standard"><text:span text:style-name="T9">Neither side clears the threshold — skip this coin</text:span></text:p>
          </table:table-cell>
        </table:table-row>
      </table:table>
      <text:p text:style-name="P12"/>
      <text:h text:style-name="P2" text:outline-level="1"><text:span text:style-name="T2">13 — Full Workflow Example</text:span></text:h>
      <text:list text:continue-list="list42406063858417" text:style-name="WWNum3">
        <text:list-item>
          <text:p text:style-name="P5"><text:soft-page-break/><text:span text:style-name="T8">Configure filters — </text:span><text:span text:style-name="T9">Config tab → Set Max Price $1, Min Volume $1M, SL% 3, TP% 5. Review Trade Safety rules. Apply Settings.</text:span></text:p>
        </text:list-item>
        <text:list-item>
          <text:p text:style-name="P5"><text:span text:style-name="T8">Enable auto-scan — </text:span><text:span text:style-name="T9">Alerts tab → Enable auto-scan, interval 30s, Min Signal = STRONG BUY, Min ADR 0.5%. Apply Alert Settings.</text:span></text:p>
        </text:list-item>
        <text:list-item>
          <text:p text:style-name="P5"><text:span text:style-name="T8">WebSocket connects — </text:span><text:span text:style-name="T9">After first scan, ⚡ WS turns green. Prices now update in real-time.</text:span></text:p>
        </text:list-item>
        <text:list-item>
          <text:p text:style-name="P5"><text:span text:style-name="T8">Alert fires — </text:span><text:span text:style-name="T9">Sound plays + desktop notification for STRONG BUY on COS.</text:span></text:p>
        </text:list-item>
        <text:list-item>
          <text:p text:style-name="P5"><text:span text:style-name="T8">Safety checks pass — </text:span><text:span text:style-name="T9">Signal held 2 scans, BTC not falling, coin above 1h open → right-click COS → BUY.</text:span></text:p>
        </text:list-item>
        <text:list-item>
          <text:p text:style-name="P5"><text:span text:style-name="T8">Confirm trade — </text:span><text:span text:style-name="T9">Dialog shows pre-filled entry/SL/TP. Confirm → BUY executes on Binance.</text:span></text:p>
        </text:list-item>
        <text:list-item>
          <text:p text:style-name="P5"><text:span text:style-name="T8">OCO placed — </text:span><text:span text:style-name="T9">OCO stop-loss placed automatically. Trade appears in Trades tab with live P&amp;L.</text:span></text:p>
        </text:list-item>
        <text:list-item>
          <text:p text:style-name="P5"><text:span text:style-name="T8">TP hit — </text:span><text:span text:style-name="T9">WebSocket detects price crossing TP. Market SELL placed in milliseconds. Trade closes as WIN.</text:span></text:p>
        </text:list-item>
        <text:list-item>
          <text:p text:style-name="P5"><text:span text:style-name="T8">Review log — </text:span><text:span text:style-name="T9">Config → Export → 📋 Open Signal Log. Analyse what indicators looked like before the move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Standard"><text:span text:style-name="T9">⚠ Decision-support tool, not a trading bot. Always manage your own risk. Past signal quality does not guarantee future results.</text:span></text:p>
          </table:table-cell>
        </table:table-row>
      </table:table>
      <text:p text:style-name="P12"/>
      <text:h text:style-name="P2" text:outline-level="1"><text:span text:style-name="T2">14 — Keyboard &amp; Mouse Shortcuts</text:span></text:h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Standard"><text:span text:style-name="T4">Action</text:span></text:p>
          </table:table-cell>
          <table:table-cell table:style-name="Table21.A1" office:value-type="string">
            <text:p text:style-name="Standard"><text:span text:style-name="T4">Effect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Double-click row (Scanner)</text:span></text:p>
          </table:table-cell>
          <table:table-cell table:style-name="Table21.A2" office:value-type="string">
            <text:p text:style-name="Standard"><text:span text:style-name="T9">Open full indicator detail popup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Scanner)</text:span></text:p>
          </table:table-cell>
          <table:table-cell table:style-name="Table21.A2" office:value-type="string">
            <text:p text:style-name="Standard"><text:span text:style-name="T9">BUY / Details / Open on Binance / Open on TradingView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Trades)</text:span></text:p>
          </table:table-cell>
          <table:table-cell table:style-name="Table21.A2" office:value-type="string">
            <text:p text:style-name="Standard"><text:span text:style-name="T9">Close / Edit / Delete / Open on Binance / Open on TradingView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Alerts)</text:span></text:p>
          </table:table-cell>
          <table:table-cell table:style-name="Table21.A2" office:value-type="string">
            <text:p text:style-name="Standard"><text:span text:style-name="T9">BUY / Open on Binance / Open on TradingView <text:s/>[NEW v2.4.2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Click column header</text:span></text:p>
          </table:table-cell>
          <table:table-cell table:style-name="Table21.A2" office:value-type="string">
            <text:p text:style-name="Standard"><text:span text:style-name="T9">Sort ascending; click again to reverse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Drag column edge</text:span></text:p>
          </table:table-cell>
          <table:table-cell table:style-name="Table21.A2" office:value-type="string">
            <text:p text:style-name="Standard"><text:span text:style-name="T9">Resize column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Click balance label</text:span></text:p>
          </table:table-cell>
          <table:table-cell table:style-name="Table21.A2" office:value-type="string">
            <text:p text:style-name="Standard"><text:span text:style-name="T9">Refresh USDT balance from Binance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⚙ Cols button</text:span></text:p>
          </table:table-cell>
          <table:table-cell table:style-name="Table21.A2" office:value-type="string">
            <text:p text:style-name="Standard"><text:span text:style-name="T9">Reset all column widths to auto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Mouse wheel (Top Picks)</text:span></text:p>
          </table:table-cell>
          <table:table-cell table:style-name="Table21.A2" office:value-type="string">
            <text:p text:style-name="Standard"><text:span text:style-name="T9">Scroll through candidate cards</text:span></text:p>
          </table:table-cell>
        </table:table-row>
      </table:table>
      <text:p text:style-name="P13"/>
      <text:p text:style-name="P10"><text:span text:style-name="T6">File Locations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Standard"><text:span text:style-name="T4">OS</text:span></text:p>
          </table:table-cell>
          <table:table-cell table:style-name="Table22.A1" office:value-type="string">
            <text:p text:style-name="Standard"><text:span text:style-name="T4">Data directory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Linux</text:span></text:p>
          </table:table-cell>
          <table:table-cell table:style-name="Table22.A2" office:value-type="string">
            <text:p text:style-name="Standard"><text:span text:style-name="T9">~/.config/CryptoScalper/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Windows</text:span></text:p>
          </table:table-cell>
          <table:table-cell table:style-name="Table22.A2" office:value-type="string">
            <text:p text:style-name="Standard"><text:span text:style-name="T9">%APPDATA%\CryptoScalper\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macOS</text:span></text:p>
          </table:table-cell>
          <table:table-cell table:style-name="Table22.A2" office:value-type="string">
            <text:p text:style-name="Standard"><text:span text:style-name="T9">~/Library/Application Support/CryptoScalper/</text:span></text:p>
          </table:table-cell>
        </table:table-row>
      </table:table>
      <text:p text:style-name="P14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Standard"><text:span text:style-name="T4">File</text:span></text:p>
          </table:table-cell>
          <table:table-cell table:style-name="Table23.A1" office:value-type="string">
            <text:p text:style-name="Standard"><text:span text:style-name="T4">Content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trades.json</text:span></text:p>
          </table:table-cell>
          <table:table-cell table:style-name="Table23.A2" office:value-type="string">
            <text:p text:style-name="Standard"><text:span text:style-name="T9">Trade journal — persists between session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trade_log.txt</text:span></text:p>
          </table:table-cell>
          <table:table-cell table:style-name="Table23.A2" office:value-type="string">
            <text:p text:style-name="Standard"><text:span text:style-name="T9">Full order audit trail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signal_log_YYYY-MM-DD.csv</text:span></text:p>
          </table:table-cell>
          <table:table-cell table:style-name="Table23.A2" office:value-type="string">
            <text:p text:style-name="Standard"><text:span text:style-name="T9">Daily scan signal log — 7 days kept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crash.log</text:span></text:p>
          </table:table-cell>
          <table:table-cell table:style-name="Table23.A2" office:value-type="string">
            <text:p text:style-name="Standard"><text:span text:style-name="T9">Crash reports if app crashes</text:span></text:p>
          </table:table-cell>
        </table:table-row>
      </table:table>
      <text:p text:style-name="P12"/>
      <text:p text:style-name="P15"/>
      <text:p text:style-name="P9"><text:span text:style-name="T12">Crypto Scalp Scanner v2.4.2 <text:s/>· <text:s/>Binance Spot API + WebSocket <text:s/>· <text:s/>PyQt6 <text:s/>· <text:s/>Python 3.10+ <text:s/>· <text:s/>github.com/ZAKhan/crypto-scann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78in" fo:margin-bottom="0.111in" style:contextual-spacing="false"/>
      <style:text-properties fo:color="#00d4ff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222in" fo:margin-bottom="0.0835in" style:contextual-spacing="false"/>
      <style:text-properties fo:color="#e4f0ff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807in" fo:margin-left="0.3752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1807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20T04:23:54.633000000</meta:creation-date>
    <dc:date>2026-03-20T04:23:54.634000000</dc:date>
    <meta:document-statistic meta:table-count="23" meta:image-count="0" meta:object-count="0" meta:page-count="15" meta:paragraph-count="349" meta:word-count="2264" meta:character-count="13436" meta:non-whitespace-character-count="11439"/>
    <meta:generator>LibreOffice/24.2.7.2$Linux_X86_64 LibreOffice_project/420$Build-2</meta:generator>
  </office:meta>
</office:document-meta>
</file>